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spreadord</text:p>
          </table:table-cell>
          <table:table-cell table:style-name="ce1" office:value-type="string" calcext:value-type="string">
            <text:p>Cran ci</text:p>
          </table:table-cell>
          <table:table-cell table:style-name="ce1" office:value-type="string" calcext:value-type="string">
            <text:p>Post ci</text:p>
          </table:table-cell>
          <table:table-cell table:style-name="ce1" office:value-type="string" calcext:value-type="string">
            <text:p>ci MWU</text:p>
          </table:table-cell>
          <table:table-cell table:style-name="ce1" office:value-type="string" calcext:value-type="string">
            <text:p>Cran ri</text:p>
          </table:table-cell>
          <table:table-cell table:style-name="ce1" office:value-type="string" calcext:value-type="string">
            <text:p>Post ri</text:p>
          </table:table-cell>
          <table:table-cell table:style-name="ce1" office:value-type="string" calcext:value-type="string">
            <text:p>ri MWU</text:p>
          </table:table-cell>
          <table:table-cell table:number-columns-repeated="4" office:value-type="string" calcext:value-type="string">
            <text:p>spread</text:p>
          </table:table-cell>
        </table:table-row>
        <table:table-row table:style-name="ro2">
          <table:table-cell office:value-type="string" calcext:value-type="string">
            <text:p>./allain12.cicran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lla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auropod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/allain.cicra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ll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inosaurid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/anderson.cicra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Anders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atrach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/andres10v2.cicran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Andr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sal Pterosaur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/asher05.cicran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As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gomorph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/asher06.cicran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Ash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frotheri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/asher07.cicran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Ash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utheria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/beard.cicran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Bear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mphipithecida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./beckred.cicran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Be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rsupiala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/bloch.cicran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Bloc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lesiadapiform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./bourdon.cicran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Bourd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laeognatha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./brochu.cicran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Broch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ocodyloide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./burns9.cicran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Bur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nkylosaur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./butler.cicran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Butl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rnithischi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./carrano.cicran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Carra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eratosauri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./chengv2.cicran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Ch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uropterygi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./choo.cicran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Cho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ctinopterygii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./clarke.cicran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Clark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vialae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./depietri.cicran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DePietr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aradriiformes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./dutel.cicran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Du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ctinistia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./ezcurra_.cicran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Ezcur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elophysoidea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./fried07.cicran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Friedm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ctinistia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./fried08.cicran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Friedm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euronectiformes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./gaffney.cicran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Gaffne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othremydidae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./gates.cicran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Gat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adrosaurinae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./gaubert.cicran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Gauber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eliformia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./gaudin.cicran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Gaud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holidota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./godefroit.cicran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Godefroi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adrosauridae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./hillr.cicran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Hil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mniota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./hilton.cicran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Hil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cipenseriformes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./hollandn.cicran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Hollan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trapodomorpha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./hosp.cicran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Hospitalech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henisciforme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./hurley.cicran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Hurle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ctinopterygii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./inamura.cicran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Inamur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ttoidei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./ji13v2.cicran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J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chthyosauria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./leered.cicran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Le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rpente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./li07.cicran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string" calcext:value-type="string">
            <text:p>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quamata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./lister.cicran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List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ervidae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./lopez.cicran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Lopez-Arbarell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inglymodi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./lu09.cicran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terosauria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./lu13.cicran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viraptoridae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./lyson2.cicran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string" calcext:value-type="string">
            <text:p>Lys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enidae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./manegold.cicran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Manego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cida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./martinelli.cicran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Martinel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ctidosauria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./martinez.cicran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string" calcext:value-type="string">
            <text:p>Martine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nosauria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./matsu.cicran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Matsumo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oristodera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./mauricio.cicran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Maurici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hynocriptidae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./mayr10nite.cicran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string" calcext:value-type="string">
            <text:p>May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sal Psittaciformes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./mayr10v3.cicran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string" calcext:value-type="string">
            <text:p>May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primulgiformes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./mayr11pv2.cicran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May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elagornithida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./mueller.cicran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Mull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eptiles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./nesbitt09.cicran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Nesbit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rly Dinosaurs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./nesbitt1155.cicran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Nesbit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rchosaurs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./nesbitt97.cicran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Nesbit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risores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./oconnor.cicran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O'Conn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nantiornithines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./osi.cicran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Os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kylosauria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./palci.cicran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Palc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rpentes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./parenti.cicran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Parent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drianichthyidae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./parilla.cicran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Parilla-B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etriorhynchoidea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./phillips.cicran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Phillip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onotreme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./pine.cicran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P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ryzomyini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./pujos.cicran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Pujo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olivora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./ruta.cicran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Ru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ssamphibia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./sanchez.cicran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string" calcext:value-type="string">
            <text:p>Sanchez-Villagr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alpidae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./sereno08.cicran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Sere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rcharodontosaurids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./shimada.cicran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Shimad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mniformes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./sigurdsen.cicran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Sigurds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urioidea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./simm08.cicran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office:value-type="string" calcext:value-type="string">
            <text:p>Simmo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ormoopidae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./simmons01.cicran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office:value-type="string" calcext:value-type="string">
            <text:p>Simmo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roptera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./skutchas.cicran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Skutch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lamanders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./smith07.cicran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Smit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lateosauria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./smith10pv2.cicran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string" calcext:value-type="string">
            <text:p>Smit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lecaniformes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./smith11.cicran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string" calcext:value-type="string">
            <text:p>Smit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callinae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./sparks.cicran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string" calcext:value-type="string">
            <text:p>Spark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troplinae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./spaulding.cicran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Spauldin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rtiodactyla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./sues08.cicran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string" calcext:value-type="string">
            <text:p>Su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rareptilia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./sues09.cicran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string" calcext:value-type="string">
            <text:p>Su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guanodontidae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./swartz09.cicran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string" calcext:value-type="string">
            <text:p>Swart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ctinopterygii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./tsuji.cicran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string" calcext:value-type="string">
            <text:p>Tsuj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eiasauria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./vallin.cicran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Vall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egocephali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./venc.cicran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Vencz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udata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./viera12.cicran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string" calcext:value-type="string">
            <text:p>Vieir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ytophanidae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./wilsonmurray08v2.cicran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Wils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steoglossomorpha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./xugao11.cicran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string" calcext:value-type="string">
            <text:p>X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anilepiformes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./zanno.cicran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string" calcext:value-type="string">
            <text:p>Zan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herizinosauria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number-columns-repeated="11"/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11"/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11"/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11"/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11"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11"/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11"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11"/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11"/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11"/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11"/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11"/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11"/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11"/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11"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</table:table-row>
        <table:table-row table:style-name="ro2">
          <table:table-cell table:number-columns-repeated="11"/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11"/>
          <table:table-cell office:value-type="float" office:value="37" calcext:value-type="float">
            <text:p>37</text:p>
          </table:table-cell>
        </table:table-row>
        <table:table-row table:style-name="ro2">
          <table:table-cell table:number-columns-repeated="11"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11"/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11"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11"/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11"/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11"/>
          <table:table-cell office:value-type="float" office:value="43" calcext:value-type="float">
            <text:p>43</text:p>
          </table:table-cell>
        </table:table-row>
        <table:table-row table:style-name="ro2">
          <table:table-cell table:number-columns-repeated="11"/>
          <table:table-cell office:value-type="float" office:value="44" calcext:value-type="float">
            <text:p>44</text:p>
          </table:table-cell>
        </table:table-row>
        <table:table-row table:style-name="ro2">
          <table:table-cell table:number-columns-repeated="11"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11"/>
          <table:table-cell office:value-type="float" office:value="46" calcext:value-type="float">
            <text:p>46</text:p>
          </table:table-cell>
        </table:table-row>
        <table:table-row table:style-name="ro2">
          <table:table-cell table:number-columns-repeated="11"/>
          <table:table-cell office:value-type="float" office:value="47" calcext:value-type="float">
            <text:p>47</text:p>
          </table:table-cell>
        </table:table-row>
        <table:table-row table:style-name="ro2">
          <table:table-cell table:number-columns-repeated="11"/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11"/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11"/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11"/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11"/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11"/>
          <table:table-cell office:value-type="float" office:value="53" calcext:value-type="float">
            <text:p>53</text:p>
          </table:table-cell>
        </table:table-row>
        <table:table-row table:style-name="ro2">
          <table:table-cell table:number-columns-repeated="11"/>
          <table:table-cell office:value-type="float" office:value="54" calcext:value-type="float">
            <text:p>54</text:p>
          </table:table-cell>
        </table:table-row>
        <table:table-row table:style-name="ro2">
          <table:table-cell table:number-columns-repeated="11"/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11"/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11"/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11"/>
          <table:table-cell office:value-type="float" office:value="58" calcext:value-type="float">
            <text:p>58</text:p>
          </table:table-cell>
        </table:table-row>
        <table:table-row table:style-name="ro2">
          <table:table-cell table:number-columns-repeated="11"/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11"/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11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11"/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11"/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11"/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11"/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11"/>
          <table:table-cell office:value-type="float" office:value="66" calcext:value-type="float">
            <text:p>66</text:p>
          </table:table-cell>
        </table:table-row>
        <table:table-row table:style-name="ro2">
          <table:table-cell table:number-columns-repeated="11"/>
          <table:table-cell office:value-type="float" office:value="67" calcext:value-type="float">
            <text:p>67</text:p>
          </table:table-cell>
        </table:table-row>
        <table:table-row table:style-name="ro2">
          <table:table-cell table:number-columns-repeated="11"/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11"/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11"/>
          <table:table-cell office:value-type="float" office:value="70" calcext:value-type="float">
            <text:p>70</text:p>
          </table:table-cell>
        </table:table-row>
        <table:table-row table:style-name="ro2">
          <table:table-cell table:number-columns-repeated="11"/>
          <table:table-cell office:value-type="float" office:value="71" calcext:value-type="float">
            <text:p>71</text:p>
          </table:table-cell>
        </table:table-row>
        <table:table-row table:style-name="ro2" table:number-rows-repeated="1048436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Mounce</meta:initial-creator>
    <meta:creation-date>2014-12-23T16:06:26.142565310</meta:creation-date>
    <dc:date>2014-12-23T17:37:06.172495198</dc:date>
    <dc:creator>Ross Mounce</dc:creator>
    <meta:editing-duration>PT1H4M12S</meta:editing-duration>
    <meta:editing-cycles>8</meta:editing-cycles>
    <meta:generator>LibreOffice/4.3.3.2$Linux_X86_64 LibreOffice_project/430m0$Build-2</meta:generator>
    <meta:document-statistic meta:table-count="1" meta:cell-count="575" meta:object-count="0"/>
  </office:meta>
</office:document-meta>
</file>